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null-year="1940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Max. comf. time</text:p>
          </table:table-cell>
          <table:table-cell table:style-name="ce1" office:value-type="string">
            <text:p>Old comf.</text:p>
          </table:table-cell>
          <table:table-cell table:style-name="ce1" office:value-type="string">
            <text:p>New comf.</text:p>
          </table:table-cell>
          <table:table-cell table:style-name="ce1" office:value-type="string">
            <text:p>Less catering 1</text:p>
          </table:table-cell>
          <table:table-cell table:style-name="ce1" office:value-type="string">
            <text:p>Less catering 2</text:p>
          </table:table-cell>
          <table:table-cell table:style-name="ce1" office:value-type="string">
            <text:p>Less catering 3</text:p>
          </table:table-cell>
          <table:table-cell table:style-name="ce1" office:value-type="string">
            <text:p>Less catering 4</text:p>
          </table:table-cell>
          <table:table-cell table:style-name="ce1" office:value-type="string">
            <text:p>Less catering 5</text:p>
          </table:table-cell>
          <table:table-cell table:style-name="ce1" office:value-type="string">
            <text:p>Research 1</text:p>
          </table:table-cell>
          <table:table-cell table:style-name="ce1" office:value-type="string">
            <text:p>Research 2</text:p>
          </table:table-cell>
        </table:table-row>
        <table:table-row table:style-name="ro2">
          <table:table-cell table:style-name="ce2" office:value-type="string">
            <text:p>Standing</text:p>
          </table:table-cell>
          <table:table-cell office:value-type="time" office:time-value="PT00H05M00S">
            <text:p>00:05:00</text:p>
          </table:table-cell>
          <table:table-cell table:formula="of:=(5/30)*50" office:value-type="float" office:value="8.33333333333333">
            <text:p>8.3</text:p>
          </table:table-cell>
          <table:table-cell table:style-name="ce7" office:value-type="float" office:value="10">
            <text:p>10.0</text:p>
          </table:table-cell>
          <table:table-cell table:style-name="ce9" table:formula="of:=[.D2]-5" office:value-type="float" office:value="5">
            <text:p>5.0</text:p>
          </table:table-cell>
          <table:table-cell table:style-name="ce9" table:formula="of:=[.D2]-10" office:value-type="float" office:value="0">
            <text:p>0.0</text:p>
          </table:table-cell>
          <table:table-cell table:formula="of:=[.D2]-16" office:value-type="float" office:value="-6">
            <text:p>-6.0</text:p>
          </table:table-cell>
          <table:table-cell table:formula="of:=[.D2]-20" office:value-type="float" office:value="-10">
            <text:p>-10.0</text:p>
          </table:table-cell>
          <table:table-cell table:formula="of:=[.D2]-25" office:value-type="float" office:value="-15">
            <text:p>-15.0</text:p>
          </table:table-cell>
          <table:table-cell table:number-columns-repeated="2"/>
        </table:table-row>
        <table:table-row table:style-name="ro2">
          <table:table-cell office:value-type="string">
            <text:p>Open railway carriage</text:p>
          </table:table-cell>
          <table:table-cell office:value-type="time" office:time-value="PT00H15M00S">
            <text:p>00:15:00</text:p>
          </table:table-cell>
          <table:table-cell table:formula="of:=(15/30)*50" office:value-type="float" office:value="25">
            <text:p>25.0</text:p>
          </table:table-cell>
          <table:table-cell table:style-name="ce7" table:formula="of:=(((15-5)/(60-10)) * 40) + 10" office:value-type="float" office:value="18">
            <text:p>18.0</text:p>
          </table:table-cell>
          <table:table-cell table:style-name="ce9" table:formula="of:=[.D3]-5" office:value-type="float" office:value="13">
            <text:p>13.0</text:p>
          </table:table-cell>
          <table:table-cell table:style-name="ce9" table:formula="of:=[.D3]-10" office:value-type="float" office:value="8">
            <text:p>8.0</text:p>
          </table:table-cell>
          <table:table-cell table:formula="of:=[.D3]-16" office:value-type="float" office:value="2">
            <text:p>2.0</text:p>
          </table:table-cell>
          <table:table-cell table:formula="of:=[.D3]-20" office:value-type="float" office:value="-2">
            <text:p>-2.0</text:p>
          </table:table-cell>
          <table:table-cell table:formula="of:=[.D3]-25" office:value-type="float" office:value="-7">
            <text:p>-7.0</text:p>
          </table:table-cell>
          <table:table-cell table:number-columns-repeated="2"/>
        </table:table-row>
        <table:table-row table:style-name="ro2">
          <table:table-cell office:value-type="string">
            <text:p>Early 1920s motor 'bus</text:p>
          </table:table-cell>
          <table:table-cell office:value-type="time" office:time-value="PT00H20M00S">
            <text:p>00:20:00</text:p>
          </table:table-cell>
          <table:table-cell table:formula="of:=(20/30)*50" office:value-type="float" office:value="33.3333333333333">
            <text:p>33.3</text:p>
          </table:table-cell>
          <table:table-cell table:style-name="ce7" table:formula="of:=(((20-5)/(60-10)) * 40) + 10" office:value-type="float" office:value="22">
            <text:p>22.0</text:p>
          </table:table-cell>
          <table:table-cell table:style-name="ce9" table:formula="of:=[.D4]-5" office:value-type="float" office:value="17">
            <text:p>17.0</text:p>
          </table:table-cell>
          <table:table-cell table:style-name="ce9" table:formula="of:=[.D4]-10" office:value-type="float" office:value="12">
            <text:p>12.0</text:p>
          </table:table-cell>
          <table:table-cell table:formula="of:=[.D4]-16" office:value-type="float" office:value="6">
            <text:p>6.0</text:p>
          </table:table-cell>
          <table:table-cell table:formula="of:=[.D4]-20" office:value-type="float" office:value="2">
            <text:p>2.0</text:p>
          </table:table-cell>
          <table:table-cell table:formula="of:=[.D4]-25" office:value-type="float" office:value="-3">
            <text:p>-3.0</text:p>
          </table:table-cell>
          <table:table-cell table:number-columns-repeated="2"/>
        </table:table-row>
        <table:table-row table:style-name="ro1">
          <table:table-cell office:value-type="string">
            <text:p>Hackne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5]-5" office:value-type="float" office:value="25">
            <text:p>25.0</text:p>
          </table:table-cell>
          <table:table-cell table:style-name="ce9" table:formula="of:=[.D5]-10" office:value-type="float" office:value="20">
            <text:p>20.0</text:p>
          </table:table-cell>
          <table:table-cell table:formula="of:=[.D5]-16" office:value-type="float" office:value="14">
            <text:p>14.0</text:p>
          </table:table-cell>
          <table:table-cell table:formula="of:=[.D5]-20" office:value-type="float" office:value="10">
            <text:p>10.0</text:p>
          </table:table-cell>
          <table:table-cell table:formula="of:=[.D5]-25" office:value-type="float" office:value="5">
            <text:p>5.0</text:p>
          </table:table-cell>
          <table:table-cell office:value-type="string">
            <text:p>http://www.cartoonstock.com/vintage/directory/h/hackney_cab.asp</text:p>
          </table:table-cell>
          <table:table-cell office:value-type="string">
            <text:p>Not fully enclosed</text:p>
          </table:table-cell>
        </table:table-row>
        <table:table-row table:style-name="ro2">
          <table:table-cell office:value-type="string">
            <text:p>Garden seat omnibus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6]-5" office:value-type="float" office:value="25">
            <text:p>25.0</text:p>
          </table:table-cell>
          <table:table-cell table:style-name="ce9" table:formula="of:=[.D6]-10" office:value-type="float" office:value="20">
            <text:p>20.0</text:p>
          </table:table-cell>
          <table:table-cell table:formula="of:=[.D6]-16" office:value-type="float" office:value="14">
            <text:p>14.0</text:p>
          </table:table-cell>
          <table:table-cell table:formula="of:=[.D6]-20" office:value-type="float" office:value="10">
            <text:p>10.0</text:p>
          </table:table-cell>
          <table:table-cell table:formula="of:=[.D6]-25" office:value-type="float" office:value="5">
            <text:p>5.0</text:p>
          </table:table-cell>
          <table:table-cell table:number-columns-repeated="2"/>
        </table:table-row>
        <table:table-row table:style-name="ro2">
          <table:table-cell office:value-type="string">
            <text:p>Parliamentary railwa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7]-5" office:value-type="float" office:value="25">
            <text:p>25.0</text:p>
          </table:table-cell>
          <table:table-cell table:style-name="ce9" table:formula="of:=[.D7]-10" office:value-type="float" office:value="20">
            <text:p>20.0</text:p>
          </table:table-cell>
          <table:table-cell table:formula="of:=[.D7]-16" office:value-type="float" office:value="14">
            <text:p>14.0</text:p>
          </table:table-cell>
          <table:table-cell table:formula="of:=[.D7]-20" office:value-type="float" office:value="10">
            <text:p>10.0</text:p>
          </table:table-cell>
          <table:table-cell table:formula="of:=[.D7]-25" office:value-type="float" office:value="5">
            <text:p>5.0</text:p>
          </table:table-cell>
          <table:table-cell table:number-columns-repeated="2"/>
        </table:table-row>
        <table:table-row table:style-name="ro1">
          <table:table-cell office:value-type="string">
            <text:p>Mid 19<text:span text:style-name="T1">th</text:span> century river ferry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8]-5" office:value-type="float" office:value="25">
            <text:p>25.0</text:p>
          </table:table-cell>
          <table:table-cell table:style-name="ce9" table:formula="of:=[.D8]-10" office:value-type="float" office:value="20">
            <text:p>20.0</text:p>
          </table:table-cell>
          <table:table-cell table:formula="of:=[.D8]-16" office:value-type="float" office:value="14">
            <text:p>14.0</text:p>
          </table:table-cell>
          <table:table-cell table:formula="of:=[.D8]-20" office:value-type="float" office:value="10">
            <text:p>10.0</text:p>
          </table:table-cell>
          <table:table-cell table:formula="of:=[.D8]-25" office:value-type="float" office:value="5">
            <text:p>5.0</text:p>
          </table:table-cell>
          <table:table-cell/>
          <table:table-cell office:value-type="string">
            <text:p>Wooden benches, exposed decks</text:p>
          </table:table-cell>
        </table:table-row>
        <table:table-row table:style-name="ro2">
          <table:table-cell office:value-type="string">
            <text:p>Misc.</text:p>
          </table:table-cell>
          <table:table-cell office:value-type="time" office:time-value="PT00H35M00S">
            <text:p>00:35:00</text:p>
          </table:table-cell>
          <table:table-cell/>
          <table:table-cell table:style-name="ce7" table:formula="of:=(((35-5)/(60-10)) * 40) + 10" office:value-type="float" office:value="34">
            <text:p>34.0</text:p>
          </table:table-cell>
          <table:table-cell table:style-name="ce9" table:formula="of:=[.D9]-5" office:value-type="float" office:value="29">
            <text:p>29.0</text:p>
          </table:table-cell>
          <table:table-cell table:style-name="ce9" table:formula="of:=[.D9]-10" office:value-type="float" office:value="24">
            <text:p>24.0</text:p>
          </table:table-cell>
          <table:table-cell table:formula="of:=[.D9]-16" office:value-type="float" office:value="18">
            <text:p>18.0</text:p>
          </table:table-cell>
          <table:table-cell table:formula="of:=[.D9]-20" office:value-type="float" office:value="14">
            <text:p>14.0</text:p>
          </table:table-cell>
          <table:table-cell table:formula="of:=[.D9]-25" office:value-type="float" office:value="9">
            <text:p>9.0</text:p>
          </table:table-cell>
          <table:table-cell table:number-columns-repeated="2"/>
        </table:table-row>
        <table:table-row table:style-name="ro2">
          <table:table-cell office:value-type="string">
            <text:p>Modern local 'bus</text:p>
          </table:table-cell>
          <table:table-cell office:value-type="time" office:time-value="PT00H40M00S">
            <text:p>00:40:00</text:p>
          </table:table-cell>
          <table:table-cell table:formula="of:=(((40-30)/(60-30)) * 50) + 50" office:value-type="float" office:value="66.6666666666667">
            <text:p>66.7</text:p>
          </table:table-cell>
          <table:table-cell table:style-name="ce7" table:formula="of:=(((40-5)/(60-10)) * 40) + 10" office:value-type="float" office:value="38">
            <text:p>38.0</text:p>
          </table:table-cell>
          <table:table-cell table:style-name="ce9" table:formula="of:=[.D10]-5" office:value-type="float" office:value="33">
            <text:p>33.0</text:p>
          </table:table-cell>
          <table:table-cell table:style-name="ce9" table:formula="of:=[.D10]-10" office:value-type="float" office:value="28">
            <text:p>28.0</text:p>
          </table:table-cell>
          <table:table-cell table:formula="of:=[.D10]-16" office:value-type="float" office:value="22">
            <text:p>22.0</text:p>
          </table:table-cell>
          <table:table-cell table:formula="of:=[.D10]-20" office:value-type="float" office:value="18">
            <text:p>18.0</text:p>
          </table:table-cell>
          <table:table-cell table:formula="of:=[.D10]-25" office:value-type="float" office:value="13">
            <text:p>13.0</text:p>
          </table:table-cell>
          <table:table-cell table:number-columns-repeated="2"/>
        </table:table-row>
        <table:table-row table:style-name="ro2">
          <table:table-cell office:value-type="string">
            <text:p>1860s railway carriage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1]-5" office:value-type="float" office:value="37">
            <text:p>37.0</text:p>
          </table:table-cell>
          <table:table-cell table:style-name="ce9" table:formula="of:=[.D11]-10" office:value-type="float" office:value="32">
            <text:p>32.0</text:p>
          </table:table-cell>
          <table:table-cell table:formula="of:=[.D11]-16" office:value-type="float" office:value="26">
            <text:p>26.0</text:p>
          </table:table-cell>
          <table:table-cell table:formula="of:=[.D11]-20" office:value-type="float" office:value="22">
            <text:p>22.0</text:p>
          </table:table-cell>
          <table:table-cell table:formula="of:=[.D11]-25" office:value-type="float" office:value="17">
            <text:p>17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motor 'bus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2]-5" office:value-type="float" office:value="37">
            <text:p>37.0</text:p>
          </table:table-cell>
          <table:table-cell table:style-name="ce9" table:formula="of:=[.D12]-10" office:value-type="float" office:value="32">
            <text:p>32.0</text:p>
          </table:table-cell>
          <table:table-cell table:formula="of:=[.D12]-16" office:value-type="float" office:value="26">
            <text:p>26.0</text:p>
          </table:table-cell>
          <table:table-cell table:formula="of:=[.D12]-20" office:value-type="float" office:value="22">
            <text:p>22.0</text:p>
          </table:table-cell>
          <table:table-cell table:formula="of:=[.D12]-25" office:value-type="float" office:value="17">
            <text:p>17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0H50M00S">
            <text:p>00:50:00</text:p>
          </table:table-cell>
          <table:table-cell/>
          <table:table-cell table:style-name="ce8" table:formula="of:=(((50-5)/(60-10)) * 40) + 10" office:value-type="float" office:value="46">
            <text:p>46.0</text:p>
          </table:table-cell>
          <table:table-cell table:style-name="ce7" table:formula="of:=[.D13]-5" office:value-type="float" office:value="41">
            <text:p>41.0</text:p>
          </table:table-cell>
          <table:table-cell table:style-name="ce9" table:formula="of:=[.D13]-10" office:value-type="float" office:value="36">
            <text:p>36.0</text:p>
          </table:table-cell>
          <table:table-cell table:formula="of:=[.D13]-16" office:value-type="float" office:value="30">
            <text:p>30.0</text:p>
          </table:table-cell>
          <table:table-cell table:formula="of:=[.D13]-20" office:value-type="float" office:value="26">
            <text:p>26.0</text:p>
          </table:table-cell>
          <table:table-cell table:formula="of:=[.D13]-25" office:value-type="float" office:value="21">
            <text:p>21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commuter carriage</text:p>
          </table:table-cell>
          <table:table-cell office:value-type="time" office:time-value="PT01H00M00S">
            <text:p>01:00:00</text:p>
          </table:table-cell>
          <table:table-cell office:value-type="float" office:value="100">
            <text:p>100.0</text:p>
          </table:table-cell>
          <table:table-cell table:style-name="ce8" office:value-type="float" office:value="50">
            <text:p>50.0</text:p>
          </table:table-cell>
          <table:table-cell table:style-name="ce7" table:formula="of:=[.D14]-5" office:value-type="float" office:value="45">
            <text:p>45.0</text:p>
          </table:table-cell>
          <table:table-cell table:style-name="ce9" table:formula="of:=[.D14]-10" office:value-type="float" office:value="40">
            <text:p>40.0</text:p>
          </table:table-cell>
          <table:table-cell table:formula="of:=[.D14]-16" office:value-type="float" office:value="34">
            <text:p>34.0</text:p>
          </table:table-cell>
          <table:table-cell table:formula="of:=[.D14]-20" office:value-type="float" office:value="30">
            <text:p>30.0</text:p>
          </table:table-cell>
          <table:table-cell table:formula="of:=[.D14]-25" office:value-type="float" office:value="25">
            <text:p>25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0M00S">
            <text:p>01:10:00</text:p>
          </table:table-cell>
          <table:table-cell/>
          <table:table-cell table:formula="of:=(((70-60)/(150-60)) * 75) + 50" office:value-type="float" office:value="58.3333333333333">
            <text:p>58.3</text:p>
          </table:table-cell>
          <table:table-cell table:style-name="ce8" table:formula="of:=[.D15]-5" office:value-type="float" office:value="53.3333333333333">
            <text:p>53.3</text:p>
          </table:table-cell>
          <table:table-cell table:style-name="ce7" table:formula="of:=[.D15]-10" office:value-type="float" office:value="48.3333333333333">
            <text:p>48.3</text:p>
          </table:table-cell>
          <table:table-cell table:formula="of:=[.D15]-16" office:value-type="float" office:value="42.3333333333333">
            <text:p>42.3</text:p>
          </table:table-cell>
          <table:table-cell table:formula="of:=[.D15]-20" office:value-type="float" office:value="38.3333333333333">
            <text:p>38.3</text:p>
          </table:table-cell>
          <table:table-cell table:formula="of:=[.D15]-25" office:value-type="float" office:value="33.3333333333333">
            <text:p>33.3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5M00S">
            <text:p>01:15:00</text:p>
          </table:table-cell>
          <table:table-cell/>
          <table:table-cell table:formula="of:=(((75-60)/(150-60)) * 75) + 50" office:value-type="float" office:value="62.5">
            <text:p>62.5</text:p>
          </table:table-cell>
          <table:table-cell table:style-name="ce8" table:formula="of:=[.D16]-5" office:value-type="float" office:value="57.5">
            <text:p>57.5</text:p>
          </table:table-cell>
          <table:table-cell table:style-name="ce7" table:formula="of:=[.D16]-10" office:value-type="float" office:value="52.5">
            <text:p>52.5</text:p>
          </table:table-cell>
          <table:table-cell table:formula="of:=[.D16]-16" office:value-type="float" office:value="46.5">
            <text:p>46.5</text:p>
          </table:table-cell>
          <table:table-cell table:formula="of:=[.D16]-20" office:value-type="float" office:value="42.5">
            <text:p>42.5</text:p>
          </table:table-cell>
          <table:table-cell table:formula="of:=[.D16]-25" office:value-type="float" office:value="37.5">
            <text:p>3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20M00S">
            <text:p>01:20:00</text:p>
          </table:table-cell>
          <table:table-cell/>
          <table:table-cell table:formula="of:=(((80-60)/(150-60)) * 75) + 50" office:value-type="float" office:value="66.6666666666667">
            <text:p>66.7</text:p>
          </table:table-cell>
          <table:table-cell table:style-name="ce8" table:formula="of:=[.D17]-5" office:value-type="float" office:value="61.6666666666667">
            <text:p>61.7</text:p>
          </table:table-cell>
          <table:table-cell table:style-name="ce7" table:formula="of:=[.D17]-10" office:value-type="float" office:value="56.6666666666667">
            <text:p>56.7</text:p>
          </table:table-cell>
          <table:table-cell table:formula="of:=[.D17]-16" office:value-type="float" office:value="50.6666666666667">
            <text:p>50.7</text:p>
          </table:table-cell>
          <table:table-cell table:formula="of:=[.D17]-20" office:value-type="float" office:value="46.6666666666667">
            <text:p>46.7</text:p>
          </table:table-cell>
          <table:table-cell table:formula="of:=[.D17]-25" office:value-type="float" office:value="41.6666666666667">
            <text:p>41.7</text:p>
          </table:table-cell>
          <table:table-cell table:number-columns-repeated="2"/>
        </table:table-row>
        <table:table-row table:style-name="ro1">
          <table:table-cell office:value-type="string">
            <text:p>Stage coach (inside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style-name="ce8" table:formula="of:=[.D18]-5" office:value-type="float" office:value="70">
            <text:p>70.0</text:p>
          </table:table-cell>
          <table:table-cell table:style-name="ce7" table:formula="of:=[.D18]-10" office:value-type="float" office:value="65">
            <text:p>65.0</text:p>
          </table:table-cell>
          <table:table-cell table:formula="of:=[.D18]-16" office:value-type="float" office:value="59">
            <text:p>59.0</text:p>
          </table:table-cell>
          <table:table-cell table:formula="of:=[.D18]-20" office:value-type="float" office:value="55">
            <text:p>55.0</text:p>
          </table:table-cell>
          <table:table-cell table:formula="of:=[.D18]-25" office:value-type="float" office:value="50">
            <text:p>50.0</text:p>
          </table:table-cell>
          <table:table-cell office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>
            <text:p>1880s railway carriage (non-lav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19]-5" office:value-type="float" office:value="70">
            <text:p>70.0</text:p>
          </table:table-cell>
          <table:table-cell table:style-name="ce8" table:formula="of:=[.D19]-10" office:value-type="float" office:value="65">
            <text:p>65.0</text:p>
          </table:table-cell>
          <table:table-cell table:style-name="ce7" table:formula="of:=[.D19]-16" office:value-type="float" office:value="59">
            <text:p>59.0</text:p>
          </table:table-cell>
          <table:table-cell table:formula="of:=[.D19]-20" office:value-type="float" office:value="55">
            <text:p>55.0</text:p>
          </table:table-cell>
          <table:table-cell table:formula="of:=[.D19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odern commuter carriage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0]-5" office:value-type="float" office:value="70">
            <text:p>70.0</text:p>
          </table:table-cell>
          <table:table-cell table:style-name="ce8" table:formula="of:=[.D20]-10" office:value-type="float" office:value="65">
            <text:p>65.0</text:p>
          </table:table-cell>
          <table:table-cell table:style-name="ce7" table:formula="of:=[.D20]-16" office:value-type="float" office:value="59">
            <text:p>59.0</text:p>
          </table:table-cell>
          <table:table-cell table:formula="of:=[.D20]-20" office:value-type="float" office:value="55">
            <text:p>55.0</text:p>
          </table:table-cell>
          <table:table-cell table:formula="of:=[.D20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Early short-distance ferry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1]-5" office:value-type="float" office:value="70">
            <text:p>70.0</text:p>
          </table:table-cell>
          <table:table-cell table:style-name="ce8" table:formula="of:=[.D21]-10" office:value-type="float" office:value="65">
            <text:p>65.0</text:p>
          </table:table-cell>
          <table:table-cell table:style-name="ce7" table:formula="of:=[.D21]-16" office:value-type="float" office:value="59">
            <text:p>59.0</text:p>
          </table:table-cell>
          <table:table-cell table:formula="of:=[.D21]-20" office:value-type="float" office:value="55">
            <text:p>55.0</text:p>
          </table:table-cell>
          <table:table-cell table:formula="of:=[.D21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35M00S">
            <text:p>01:35:00</text:p>
          </table:table-cell>
          <table:table-cell/>
          <table:table-cell table:formula="of:=(((95-60)/(150-60)) * 75) + 50" office:value-type="float" office:value="79.1666666666667">
            <text:p>79.2</text:p>
          </table:table-cell>
          <table:table-cell table:formula="of:=[.D22]-5" office:value-type="float" office:value="74.1666666666667">
            <text:p>74.2</text:p>
          </table:table-cell>
          <table:table-cell table:style-name="ce8" table:formula="of:=[.D22]-10" office:value-type="float" office:value="69.1666666666667">
            <text:p>69.2</text:p>
          </table:table-cell>
          <table:table-cell table:style-name="ce7" table:formula="of:=[.D22]-16" office:value-type="float" office:value="63.1666666666667">
            <text:p>63.2</text:p>
          </table:table-cell>
          <table:table-cell table:formula="of:=[.D22]-20" office:value-type="float" office:value="59.1666666666667">
            <text:p>59.2</text:p>
          </table:table-cell>
          <table:table-cell table:formula="of:=[.D22]-25" office:value-type="float" office:value="54.1666666666667">
            <text:p>54.2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40M00S">
            <text:p>01:40:00</text:p>
          </table:table-cell>
          <table:table-cell/>
          <table:table-cell table:formula="of:=(((100-60)/(150-60)) * 75) +50" office:value-type="float" office:value="83.3333333333333">
            <text:p>83.3</text:p>
          </table:table-cell>
          <table:table-cell table:formula="of:=[.D23]-5" office:value-type="float" office:value="78.3333333333333">
            <text:p>78.3</text:p>
          </table:table-cell>
          <table:table-cell table:style-name="ce8" table:formula="of:=[.D23]-10" office:value-type="float" office:value="73.3333333333333">
            <text:p>73.3</text:p>
          </table:table-cell>
          <table:table-cell table:style-name="ce7" table:formula="of:=[.D23]-16" office:value-type="float" office:value="67.3333333333333">
            <text:p>67.3</text:p>
          </table:table-cell>
          <table:table-cell table:formula="of:=[.D23]-20" office:value-type="float" office:value="63.3333333333333">
            <text:p>63.3</text:p>
          </table:table-cell>
          <table:table-cell table:formula="of:=[.D23]-25" office:value-type="float" office:value="58.3333333333333">
            <text:p>58.3</text:p>
          </table:table-cell>
          <table:table-cell table:number-columns-repeated="2"/>
        </table:table-row>
        <table:table-row table:style-name="ro2">
          <table:table-cell office:value-type="string">
            <text:p>Early propeller airliner</text:p>
          </table:table-cell>
          <table:table-cell office:value-type="time" office:time-value="PT01H45M00S">
            <text:p>01:45:00</text:p>
          </table:table-cell>
          <table:table-cell table:formula="of:=(((105-60)/(120-60)) * 25) + 100" office:value-type="float" office:value="118.75">
            <text:p>118.8</text:p>
          </table:table-cell>
          <table:table-cell table:formula="of:=(((105-60)/(150-60)) * 75) + 50" office:value-type="float" office:value="87.5">
            <text:p>87.5</text:p>
          </table:table-cell>
          <table:table-cell table:formula="of:=[.D24]-5" office:value-type="float" office:value="82.5">
            <text:p>82.5</text:p>
          </table:table-cell>
          <table:table-cell table:style-name="ce8" table:formula="of:=[.D24]-10" office:value-type="float" office:value="77.5">
            <text:p>77.5</text:p>
          </table:table-cell>
          <table:table-cell table:style-name="ce7" table:formula="of:=[.D24]-16" office:value-type="float" office:value="71.5">
            <text:p>71.5</text:p>
          </table:table-cell>
          <table:table-cell table:formula="of:=[.D24]-20" office:value-type="float" office:value="67.5">
            <text:p>67.5</text:p>
          </table:table-cell>
          <table:table-cell table:formula="of:=[.D24]-25" office:value-type="float" office:value="62.5">
            <text:p>62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0M00S">
            <text:p>01:50:00</text:p>
          </table:table-cell>
          <table:table-cell/>
          <table:table-cell table:formula="of:=(((110-60)/(150-60)) * 75) + 50" office:value-type="float" office:value="91.6666666666667">
            <text:p>91.7</text:p>
          </table:table-cell>
          <table:table-cell table:formula="of:=[.D25]-5" office:value-type="float" office:value="86.6666666666667">
            <text:p>86.7</text:p>
          </table:table-cell>
          <table:table-cell table:style-name="ce8" table:formula="of:=[.D25]-10" office:value-type="float" office:value="81.6666666666667">
            <text:p>81.7</text:p>
          </table:table-cell>
          <table:table-cell table:style-name="ce7" table:formula="of:=[.D25]-16" office:value-type="float" office:value="75.6666666666667">
            <text:p>75.7</text:p>
          </table:table-cell>
          <table:table-cell table:formula="of:=[.D25]-20" office:value-type="float" office:value="71.6666666666667">
            <text:p>71.7</text:p>
          </table:table-cell>
          <table:table-cell table:formula="of:=[.D25]-25" office:value-type="float" office:value="66.6666666666667">
            <text:p>66.7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5M00S">
            <text:p>01:55:00</text:p>
          </table:table-cell>
          <table:table-cell/>
          <table:table-cell table:formula="of:=(((115-60)/(150-60)) * 75) + 50" office:value-type="float" office:value="95.8333333333333">
            <text:p>95.8</text:p>
          </table:table-cell>
          <table:table-cell table:formula="of:=[.D26]-5" office:value-type="float" office:value="90.8333333333333">
            <text:p>90.8</text:p>
          </table:table-cell>
          <table:table-cell table:style-name="ce8" table:formula="of:=[.D26]-10" office:value-type="float" office:value="85.8333333333333">
            <text:p>85.8</text:p>
          </table:table-cell>
          <table:table-cell table:style-name="ce7" table:formula="of:=[.D26]-16" office:value-type="float" office:value="79.8333333333333">
            <text:p>79.8</text:p>
          </table:table-cell>
          <table:table-cell table:formula="of:=[.D26]-20" office:value-type="float" office:value="75.8333333333333">
            <text:p>75.8</text:p>
          </table:table-cell>
          <table:table-cell table:formula="of:=[.D26]-25" office:value-type="float" office:value="70.8333333333333">
            <text:p>70.8</text:p>
          </table:table-cell>
          <table:table-cell table:number-columns-repeated="2"/>
        </table:table-row>
        <table:table-row table:style-name="ro2">
          <table:table-cell office:value-type="string">
            <text:p>Fly-boat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7]-5" office:value-type="float" office:value="95">
            <text:p>95.0</text:p>
          </table:table-cell>
          <table:table-cell table:style-name="ce8" table:formula="of:=[.D27]-10" office:value-type="float" office:value="90">
            <text:p>90.0</text:p>
          </table:table-cell>
          <table:table-cell table:style-name="ce7" table:formula="of:=[.D27]-16" office:value-type="float" office:value="84">
            <text:p>84.0</text:p>
          </table:table-cell>
          <table:table-cell table:formula="of:=[.D27]-20" office:value-type="float" office:value="80">
            <text:p>80.0</text:p>
          </table:table-cell>
          <table:table-cell table:formula="of:=[.D27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Early lavatory carriage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8]-5" office:value-type="float" office:value="95">
            <text:p>95.0</text:p>
          </table:table-cell>
          <table:table-cell table:formula="of:=[.D28]-10" office:value-type="float" office:value="90">
            <text:p>90.0</text:p>
          </table:table-cell>
          <table:table-cell table:style-name="ce8" table:formula="of:=[.D28]-16" office:value-type="float" office:value="84">
            <text:p>84.0</text:p>
          </table:table-cell>
          <table:table-cell table:style-name="ce7" table:formula="of:=[.D28]-20" office:value-type="float" office:value="80">
            <text:p>80.0</text:p>
          </table:table-cell>
          <table:table-cell table:formula="of:=[.D28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Long distance road motor coach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9]-5" office:value-type="float" office:value="95">
            <text:p>95.0</text:p>
          </table:table-cell>
          <table:table-cell table:formula="of:=[.D29]-10" office:value-type="float" office:value="90">
            <text:p>90.0</text:p>
          </table:table-cell>
          <table:table-cell table:style-name="ce8" table:formula="of:=[.D29]-16" office:value-type="float" office:value="84">
            <text:p>84.0</text:p>
          </table:table-cell>
          <table:table-cell table:style-name="ce7" table:formula="of:=[.D29]-20" office:value-type="float" office:value="80">
            <text:p>80.0</text:p>
          </table:table-cell>
          <table:table-cell table:formula="of:=[.D29]-25" office:value-type="float" office:value="75">
            <text:p>75.0</text:p>
          </table:table-cell>
          <table:table-cell table:number-columns-repeated="2"/>
        </table:table-row>
        <table:table-row table:style-name="ro1">
          <table:table-cell office:value-type="string">
            <text:p>Late 19<text:span text:style-name="T1">th</text:span> century short-distance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50" office:value-type="float" office:value="100">
            <text:p>100.0</text:p>
          </table:table-cell>
          <table:table-cell table:formula="of:=[.D30]-5" office:value-type="float" office:value="95">
            <text:p>95.0</text:p>
          </table:table-cell>
          <table:table-cell table:formula="of:=[.D30]-10" office:value-type="float" office:value="90">
            <text:p>90.0</text:p>
          </table:table-cell>
          <table:table-cell table:style-name="ce8" table:formula="of:=[.D30]-16" office:value-type="float" office:value="84">
            <text:p>84.0</text:p>
          </table:table-cell>
          <table:table-cell table:style-name="ce7" table:formula="of:=[.D30]-20" office:value-type="float" office:value="80">
            <text:p>80.0</text:p>
          </table:table-cell>
          <table:table-cell table:formula="of:=[.D30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Modern river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31]-5" office:value-type="float" office:value="95">
            <text:p>95.0</text:p>
          </table:table-cell>
          <table:table-cell table:formula="of:=[.D31]-10" office:value-type="float" office:value="90">
            <text:p>90.0</text:p>
          </table:table-cell>
          <table:table-cell table:style-name="ce8" table:formula="of:=[.D31]-16" office:value-type="float" office:value="84">
            <text:p>84.0</text:p>
          </table:table-cell>
          <table:table-cell table:style-name="ce7" table:formula="of:=[.D31]-20" office:value-type="float" office:value="80">
            <text:p>80.0</text:p>
          </table:table-cell>
          <table:table-cell table:formula="of:=[.D31]-25" office:value-type="float" office:value="75">
            <text:p>75.0</text:p>
          </table:table-cell>
          <table:table-cell/>
          <table:table-cell office:value-type="string">
            <text:p>Comfortable seats, good space, enclosed</text:p>
          </table:table-cell>
        </table:table-row>
        <table:table-row table:style-name="ro2">
          <table:table-cell office:value-type="string">
            <text:p>Modern short-distance ferry</text:p>
          </table:table-cell>
          <table:table-cell office:value-type="time" office:time-value="PT02H15M00S">
            <text:p>02:15:00</text:p>
          </table:table-cell>
          <table:table-cell table:formula="of:=(((135-120)/(360-120)) * 50) + 125" office:value-type="float" office:value="128.125">
            <text:p>128.1</text:p>
          </table:table-cell>
          <table:table-cell table:formula="of:=(((135-60)/(150-60)) * 75) + 50" office:value-type="float" office:value="112.5">
            <text:p>112.5</text:p>
          </table:table-cell>
          <table:table-cell table:formula="of:=[.D32]-5" office:value-type="float" office:value="107.5">
            <text:p>107.5</text:p>
          </table:table-cell>
          <table:table-cell table:formula="of:=[.D32]-10" office:value-type="float" office:value="102.5">
            <text:p>102.5</text:p>
          </table:table-cell>
          <table:table-cell table:style-name="ce8" table:formula="of:=[.D32]-16" office:value-type="float" office:value="96.5">
            <text:p>96.5</text:p>
          </table:table-cell>
          <table:table-cell table:style-name="ce7" table:formula="of:=[.D32]-20" office:value-type="float" office:value="92.5">
            <text:p>92.5</text:p>
          </table:table-cell>
          <table:table-cell table:formula="of:=[.D32]-25" office:value-type="float" office:value="87.5">
            <text:p>8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2H30M00S">
            <text:p>02:30:00</text:p>
          </table:table-cell>
          <table:table-cell/>
          <table:table-cell office:value-type="float" office:value="125">
            <text:p>125.0</text:p>
          </table:table-cell>
          <table:table-cell table:formula="of:=[.D33]-5" office:value-type="float" office:value="120">
            <text:p>120.0</text:p>
          </table:table-cell>
          <table:table-cell table:formula="of:=[.D33]-10" office:value-type="float" office:value="115">
            <text:p>115.0</text:p>
          </table:table-cell>
          <table:table-cell table:style-name="ce8" table:formula="of:=[.D33]-16" office:value-type="float" office:value="109">
            <text:p>109.0</text:p>
          </table:table-cell>
          <table:table-cell table:style-name="ce7" table:formula="of:=[.D33]-20" office:value-type="float" office:value="105">
            <text:p>105.0</text:p>
          </table:table-cell>
          <table:table-cell table:formula="of:=[.D33]-25" office:value-type="float" office:value="100">
            <text:p>100.0</text:p>
          </table:table-cell>
          <table:table-cell table:number-columns-repeated="2"/>
        </table:table-row>
        <table:table-row table:style-name="ro2">
          <table:table-cell office:value-type="string">
            <text:p>Modern short-distance airliner</text:p>
          </table:table-cell>
          <table:table-cell office:value-type="time" office:time-value="PT03H00M00S">
            <text:p>03:00:00</text:p>
          </table:table-cell>
          <table:table-cell table:formula="of:=(((180-120)/(360-120)) * 50) + 125" office:value-type="float" office:value="137.5">
            <text:p>137.5</text:p>
          </table:table-cell>
          <table:table-cell table:formula="of:=(((180-150)/(360-150)) * 50) + 125" office:value-type="float" office:value="132.142857142857">
            <text:p>132.1</text:p>
          </table:table-cell>
          <table:table-cell table:formula="of:=[.D34]-5" office:value-type="float" office:value="127.142857142857">
            <text:p>127.1</text:p>
          </table:table-cell>
          <table:table-cell table:formula="of:=[.D34]-10" office:value-type="float" office:value="122.142857142857">
            <text:p>122.1</text:p>
          </table:table-cell>
          <table:table-cell table:style-name="ce8" table:formula="of:=[.D34]-16" office:value-type="float" office:value="116.142857142857">
            <text:p>116.1</text:p>
          </table:table-cell>
          <table:table-cell table:style-name="ce7" table:formula="of:=[.D34]-20" office:value-type="float" office:value="112.142857142857">
            <text:p>112.1</text:p>
          </table:table-cell>
          <table:table-cell table:formula="of:=[.D34]-25" office:value-type="float" office:value="107.142857142857">
            <text:p>107.1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3H30M00S">
            <text:p>03:30:00</text:p>
          </table:table-cell>
          <table:table-cell/>
          <table:table-cell table:formula="of:=(((210-150)/(360-150)) * 50) + 125" office:value-type="float" office:value="139.285714285714">
            <text:p>139.3</text:p>
          </table:table-cell>
          <table:table-cell table:formula="of:=[.D35]-5" office:value-type="float" office:value="134.285714285714">
            <text:p>134.3</text:p>
          </table:table-cell>
          <table:table-cell table:formula="of:=[.D35]-10" office:value-type="float" office:value="129.285714285714">
            <text:p>129.3</text:p>
          </table:table-cell>
          <table:table-cell table:style-name="ce6" table:formula="of:=[.D35]-16" office:value-type="float" office:value="123.285714285714">
            <text:p>123.3</text:p>
          </table:table-cell>
          <table:table-cell table:style-name="ce8" table:formula="of:=[.D35]-20" office:value-type="float" office:value="119.285714285714">
            <text:p>119.3</text:p>
          </table:table-cell>
          <table:table-cell table:style-name="ce7" table:formula="of:=[.D35]-25" office:value-type="float" office:value="114.285714285714">
            <text:p>114.3</text:p>
          </table:table-cell>
          <table:table-cell table:number-columns-repeated="2"/>
        </table:table-row>
        <table:table-row table:style-name="ro1">
          <table:table-cell office:value-type="string">
            <text:p>Early 20<text:span text:style-name="T1">th</text:span> century long-distance carriage</text:p>
          </table:table-cell>
          <table:table-cell office:value-type="time" office:time-value="PT04H00M00S">
            <text:p>04:00:00</text:p>
          </table:table-cell>
          <table:table-cell table:formula="of:=(((240-120)/(360-120)) * 50) + 125" office:value-type="float" office:value="150">
            <text:p>150.0</text:p>
          </table:table-cell>
          <table:table-cell table:formula="of:=(((240-150)/(360-150)) * 50) + 125" office:value-type="float" office:value="146.428571428571">
            <text:p>146.4</text:p>
          </table:table-cell>
          <table:table-cell table:formula="of:=[.D36]-5" office:value-type="float" office:value="141.428571428571">
            <text:p>141.4</text:p>
          </table:table-cell>
          <table:table-cell table:formula="of:=[.D36]-10" office:value-type="float" office:value="136.428571428571">
            <text:p>136.4</text:p>
          </table:table-cell>
          <table:table-cell table:style-name="ce6" table:formula="of:=[.D36]-16" office:value-type="float" office:value="130.428571428571">
            <text:p>130.4</text:p>
          </table:table-cell>
          <table:table-cell table:style-name="ce10" table:formula="of:=[.D36]-20" office:value-type="float" office:value="126.428571428571">
            <text:p>126.4</text:p>
          </table:table-cell>
          <table:table-cell table:style-name="ce8" table:formula="of:=[.D36]-25" office:value-type="float" office:value="121.428571428571">
            <text:p>121.4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4H30M00S">
            <text:p>04:30:00</text:p>
          </table:table-cell>
          <table:table-cell/>
          <table:table-cell table:formula="of:=(((270-150)/(360-150)) * 50) + 125" office:value-type="float" office:value="153.571428571429">
            <text:p>153.6</text:p>
          </table:table-cell>
          <table:table-cell table:formula="of:=[.D37]-5" office:value-type="float" office:value="148.571428571429">
            <text:p>148.6</text:p>
          </table:table-cell>
          <table:table-cell table:formula="of:=[.D37]-10" office:value-type="float" office:value="143.571428571429">
            <text:p>143.6</text:p>
          </table:table-cell>
          <table:table-cell table:style-name="ce6" table:formula="of:=[.D37]-16" office:value-type="float" office:value="137.571428571429">
            <text:p>137.6</text:p>
          </table:table-cell>
          <table:table-cell table:style-name="ce10" table:formula="of:=[.D37]-20" office:value-type="float" office:value="133.571428571429">
            <text:p>133.6</text:p>
          </table:table-cell>
          <table:table-cell table:style-name="ce8" table:formula="of:=[.D37]-25" office:value-type="float" office:value="128.571428571429">
            <text:p>128.6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long-distance carriage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8]-5" office:value-type="float" office:value="155.714285714286">
            <text:p>155.7</text:p>
          </table:table-cell>
          <table:table-cell table:formula="of:=[.D38]-10" office:value-type="float" office:value="150.714285714286">
            <text:p>150.7</text:p>
          </table:table-cell>
          <table:table-cell table:style-name="ce6" table:formula="of:=[.D38]-16" office:value-type="float" office:value="144.714285714286">
            <text:p>144.7</text:p>
          </table:table-cell>
          <table:table-cell table:style-name="ce10" table:formula="of:=[.D38]-20" office:value-type="float" office:value="140.714285714286">
            <text:p>140.7</text:p>
          </table:table-cell>
          <table:table-cell table:style-name="ce8" table:formula="of:=[.D38]-25" office:value-type="float" office:value="135.714285714286">
            <text:p>135.7</text:p>
          </table:table-cell>
          <table:table-cell table:number-columns-repeated="2"/>
        </table:table-row>
        <table:table-row table:style-name="ro1">
          <table:table-cell office:value-type="string">
            <text:p>Early/mid 20<text:span text:style-name="T1">th</text:span> century mid-distance ferry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9]-5" office:value-type="float" office:value="155.714285714286">
            <text:p>155.7</text:p>
          </table:table-cell>
          <table:table-cell table:formula="of:=[.D39]-10" office:value-type="float" office:value="150.714285714286">
            <text:p>150.7</text:p>
          </table:table-cell>
          <table:table-cell table:style-name="ce6" table:formula="of:=[.D39]-16" office:value-type="float" office:value="144.714285714286">
            <text:p>144.7</text:p>
          </table:table-cell>
          <table:table-cell table:style-name="ce10" table:formula="of:=[.D39]-20" office:value-type="float" office:value="140.714285714286">
            <text:p>140.7</text:p>
          </table:table-cell>
          <table:table-cell table:style-name="ce8" table:formula="of:=[.D39]-25" office:value-type="float" office:value="135.714285714286">
            <text:p>135.7</text:p>
          </table:table-cell>
          <table:table-cell table:number-columns-repeated="2"/>
        </table:table-row>
        <table:table-row table:style-name="ro2">
          <table:table-cell office:value-type="string">
            <text:p>Modern long-distance carriage</text:p>
          </table:table-cell>
          <table:table-cell office:value-type="time" office:time-value="PT05H30M00S">
            <text:p>05:30:00</text:p>
          </table:table-cell>
          <table:table-cell table:formula="of:=(((330-120)/(360-120)) * 50) + 125" office:value-type="float" office:value="168.75">
            <text:p>168.8</text:p>
          </table:table-cell>
          <table:table-cell table:formula="of:=(((330-150)/(360-150)) * 50) + 125" office:value-type="float" office:value="167.857142857143">
            <text:p>167.9</text:p>
          </table:table-cell>
          <table:table-cell table:formula="of:=[.D40]-5" office:value-type="float" office:value="162.857142857143">
            <text:p>162.9</text:p>
          </table:table-cell>
          <table:table-cell table:formula="of:=[.D40]-10" office:value-type="float" office:value="157.857142857143">
            <text:p>157.9</text:p>
          </table:table-cell>
          <table:table-cell table:style-name="ce6" table:formula="of:=[.D40]-16" office:value-type="float" office:value="151.857142857143">
            <text:p>151.9</text:p>
          </table:table-cell>
          <table:table-cell table:style-name="ce10" table:formula="of:=[.D40]-20" office:value-type="float" office:value="147.857142857143">
            <text:p>147.9</text:p>
          </table:table-cell>
          <table:table-cell table:style-name="ce8" table:formula="of:=[.D40]-25" office:value-type="float" office:value="142.857142857143">
            <text:p>142.9</text:p>
          </table:table-cell>
          <table:table-cell table:number-columns-repeated="2"/>
        </table:table-row>
        <table:table-row table:style-name="ro2">
          <table:table-cell office:value-type="string">
            <text:p>Modern long-distance airliner</text:p>
          </table:table-cell>
          <table:table-cell office:value-type="time" office:time-value="PT06H00M00S">
            <text:p>06:00:00</text:p>
          </table:table-cell>
          <table:table-cell table:formula="of:=(((360-120)/(360-120)) * 50) + 125" office:value-type="float" office:value="175">
            <text:p>175.0</text:p>
          </table:table-cell>
          <table:table-cell office:value-type="float" office:value="175">
            <text:p>175.0</text:p>
          </table:table-cell>
          <table:table-cell table:formula="of:=[.D41]-5" office:value-type="float" office:value="170">
            <text:p>170.0</text:p>
          </table:table-cell>
          <table:table-cell table:formula="of:=[.D41]-10" office:value-type="float" office:value="165">
            <text:p>165.0</text:p>
          </table:table-cell>
          <table:table-cell table:style-name="ce6" table:formula="of:=[.D41]-16" office:value-type="float" office:value="159">
            <text:p>159.0</text:p>
          </table:table-cell>
          <table:table-cell table:style-name="ce10" table:formula="of:=[.D41]-20" office:value-type="float" office:value="155">
            <text:p>155.0</text:p>
          </table:table-cell>
          <table:table-cell table:style-name="ce8" table:formula="of:=[.D41]-25" office:value-type="float" office:value="150">
            <text:p>150.0</text:p>
          </table:table-cell>
          <table:table-cell table:number-columns-repeated="2"/>
        </table:table-row>
        <table:table-row table:style-name="ro1">
          <table:table-cell office:value-type="string">
            <text:p>Late 20<text:span text:style-name="T1">th</text:span> century mid-distance ferry</text:p>
          </table:table-cell>
          <table:table-cell office:value-type="time" office:time-value="PT06H30M00S">
            <text:p>06:30:00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[.D42]-5" office:value-type="float" office:value="173.125">
            <text:p>173.1</text:p>
          </table:table-cell>
          <table:table-cell table:formula="of:=[.D42]-10" office:value-type="float" office:value="168.125">
            <text:p>168.1</text:p>
          </table:table-cell>
          <table:table-cell table:style-name="ce6" table:formula="of:=[.D42]-16" office:value-type="float" office:value="162.125">
            <text:p>162.1</text:p>
          </table:table-cell>
          <table:table-cell table:style-name="ce10" table:formula="of:=[.D42]-20" office:value-type="float" office:value="158.125">
            <text:p>158.1</text:p>
          </table:table-cell>
          <table:table-cell table:style-name="ce8" table:formula="of:=[.D42]-25" office:value-type="float" office:value="153.125">
            <text:p>153.1</text:p>
          </table:table-cell>
          <table:table-cell table:number-columns-repeated="2"/>
        </table:table-row>
        <table:table-row table:style-name="ro1">
          <table:table-cell office:value-type="string">
            <text:p>SS Great Britain (eg. Early liners)</text:p>
          </table:table-cell>
          <table:table-cell office:value-type="time" office:time-value="PT12H00M00S">
            <text:p>12:00:00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[.D43]-5" office:value-type="float" office:value="207.5">
            <text:p>207.5</text:p>
          </table:table-cell>
          <table:table-cell table:formula="of:=[.D43]-10" office:value-type="float" office:value="202.5">
            <text:p>202.5</text:p>
          </table:table-cell>
          <table:table-cell table:style-name="ce6" table:formula="of:=[.D43]-16" office:value-type="float" office:value="196.5">
            <text:p>196.5</text:p>
          </table:table-cell>
          <table:table-cell table:style-name="ce10" table:formula="of:=[.D43]-20" office:value-type="float" office:value="192.5">
            <text:p>192.5</text:p>
          </table:table-cell>
          <table:table-cell table:style-name="ce8" table:formula="of:=[.D43]-25" office:value-type="float" office:value="187.5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S Great Eastern</text:p>
          </table:table-cell>
          <table:table-cell table:style-name="ce5" office:value-type="time" office:time-value="PT18H00M00S">
            <text:p>18:00:00</text:p>
          </table:table-cell>
          <table:table-cell table:number-columns-repeated="2" office:value-type="float" office:value="250">
            <text:p>250.0</text:p>
          </table:table-cell>
          <table:table-cell table:formula="of:=[.D44]-5" office:value-type="float" office:value="245">
            <text:p>245.0</text:p>
          </table:table-cell>
          <table:table-cell table:formula="of:=[.D44]-10" office:value-type="float" office:value="240">
            <text:p>240.0</text:p>
          </table:table-cell>
          <table:table-cell table:style-name="ce6" table:formula="of:=[.D44]-16" office:value-type="float" office:value="234">
            <text:p>234.0</text:p>
          </table:table-cell>
          <table:table-cell table:style-name="ce10" table:formula="of:=[.D44]-20" office:value-type="float" office:value="230">
            <text:p>230.0</text:p>
          </table:table-cell>
          <table:table-cell table:style-name="ce8" table:formula="of:=[.D44]-25" office:value-type="float" office:value="225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>
            <text:p>Rating s.</text:p>
          </table:table-cell>
          <table:table-cell office:value-type="string">
            <text:p>Minutes s.</text:p>
          </table:table-cell>
          <table:table-cell office:value-type="string">
            <text:p>Rating m. s.</text:p>
          </table:table-cell>
          <table:table-cell office:value-type="string">
            <text:p>Minutes m. s.</text:p>
          </table:table-cell>
          <table:table-cell office:value-type="string">
            <text:p>Rating m. m.</text:p>
          </table:table-cell>
          <table:table-cell office:value-type="string">
            <text:p>Minutes m. m.</text:p>
          </table:table-cell>
          <table:table-cell office:value-type="string">
            <text:p>Rating m. l.</text:p>
          </table:table-cell>
          <table:table-cell office:value-type="string">
            <text:p>Minutes m. l.</text:p>
          </table:table-cell>
          <table:table-cell office:value-type="string">
            <text:p>Rating l.</text:p>
          </table:table-cell>
          <table:table-cell office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80">
            <text:p>1080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Sheet1.A1:Sheet1.K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18:11:13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3-04-24T01:10:39.91</dc:date>
    <dc:creator>James Petts</dc:creator>
    <meta:editing-duration>P2DT7H39M2S</meta:editing-duration>
    <meta:editing-cycles>74</meta:editing-cycles>
    <meta:generator>LibreOffice/4.0.2.2$Windows_x86 LibreOffice_project/4c82dcdd6efcd48b1d8bba66bfe1989deee49c3</meta:generator>
    <meta:document-statistic meta:table-count="2" meta:cell-count="411" meta:object-count="0"/>
  </office:meta>
</office:document-meta>
</file>